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HDefaultStore.get( Object 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HDefaultStore.store( Object key ,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HDefaultStore.setDirectory( final File director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HDefaultStore.service( ServiceManager a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HDefaultStore.fre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EHDefaultStore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HDefaultStore.getFullFilename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HDefaultStore.s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HDefaultStore.EHDefault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HDefaultStore.remove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HDefaultStore.disp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EHDefaultStore.parameterize( Parameters parameter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EHDefaultStore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HDefaultStore.key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HDefaultStore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HDefaultStore.clea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